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3.5mm"/>
    </style:style>
    <style:style style:name="co47" style:family="table-column">
      <style:table-column-properties fo:break-before="auto" style:column-width="27.5mm"/>
    </style:style>
    <style:style style:name="co48" style:family="table-column">
      <style:table-column-properties fo:break-before="auto" style:column-width="25.86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26.41mm"/>
    </style:style>
    <style:style style:name="co51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9.14mm"/>
    </style:style>
    <style:style style:name="co56" style:family="table-column">
      <style:table-column-properties fo:break-before="auto" style:column-width="77.42mm"/>
    </style:style>
    <style:style style:name="co57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6T14:47:00" calcext:value-type="date">
            <text:p>26/04/2020 14:47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6T14:47:00" calcext:value-type="date">
            <text:p>26/04/2020 14:47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5T16:45:00" calcext:value-type="date">
            <text:p>25/04/2020 16:4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 office:value-type="float" office:value="12725" calcext:value-type="float">
            <text:p>12725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I52]+[.H52]=[.F52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/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 table:number-rows-repeated="1048523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8" table:default-cell-style-name="ce4"/>
        <table:table-column table:style-name="co51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2]" office:value-type="date" office:date-value="2020-04-25" calcext:value-type="date">
            <text:p>25/04/20</text:p>
          </table:table-cell>
          <table:table-cell table:formula="of:=[$'Fuente-Dashboard-Departamentos-v2'.B52]+[$'Fuente-Dashboard-Departamentos-v2'.G52]+[$'Fuente-Dashboard-Departamentos-v2'.L52]+[$'Fuente-Dashboard-Departamentos-v2'.Q52]+[$'Fuente-Dashboard-Departamentos-v2'.V52]+[$'Fuente-Dashboard-Departamentos-v2'.AA52]+[$'Fuente-Dashboard-Departamentos-v2'.AF52]+[$'Fuente-Dashboard-Departamentos-v2'.AK52]+[$'Fuente-Dashboard-Departamentos-v2'.AP52]+[$'Fuente-Dashboard-Departamentos-v2'.AU52]+[$'Fuente-Dashboard-Departamentos-v2'.AZ52]+[$'Fuente-Dashboard-Departamentos-v2'.BE52]+[$'Fuente-Dashboard-Departamentos-v2'.BJ52]+[$'Fuente-Dashboard-Departamentos-v2'.BO52]+[$'Fuente-Dashboard-Departamentos-v2'.BT52]+[$'Fuente-Dashboard-Departamentos-v2'.BY52]+[$'Fuente-Dashboard-Departamentos-v2'.CD52]+[$'Fuente-Dashboard-Departamentos-v2'.CI52]+[$'Fuente-Dashboard-Departamentos-v2'.CN52]+[$'Fuente-Dashboard-Departamentos-v2'.CS52]+[$'Fuente-Dashboard-Departamentos-v2'.CX52]+[$'Fuente-Dashboard-Departamentos-v2'.DC52]+[$'Fuente-Dashboard-Departamentos-v2'.DH52]+[$'Fuente-Dashboard-Departamentos-v2'.DM52]+[$'Fuente-Dashboard-Departamentos-v2'.DR52]" office:value-type="float" office:value="12725" calcext:value-type="float">
            <text:p>12725</text:p>
          </table:table-cell>
          <table:table-cell table:formula="of:=[$'Fuente-Dashboard-Departamentos-v2'.C52]+[$'Fuente-Dashboard-Departamentos-v2'.H52]+[$'Fuente-Dashboard-Departamentos-v2'.M52]+[$'Fuente-Dashboard-Departamentos-v2'.R52]+[$'Fuente-Dashboard-Departamentos-v2'.W52]+[$'Fuente-Dashboard-Departamentos-v2'.AB52]+[$'Fuente-Dashboard-Departamentos-v2'.AG52]+[$'Fuente-Dashboard-Departamentos-v2'.AL52]+[$'Fuente-Dashboard-Departamentos-v2'.AQ52]+[$'Fuente-Dashboard-Departamentos-v2'.AV52]+[$'Fuente-Dashboard-Departamentos-v2'.BA52]+[$'Fuente-Dashboard-Departamentos-v2'.BF52]+[$'Fuente-Dashboard-Departamentos-v2'.BK52]+[$'Fuente-Dashboard-Departamentos-v2'.BP52]+[$'Fuente-Dashboard-Departamentos-v2'.BU52]+[$'Fuente-Dashboard-Departamentos-v2'.BZ52]+[$'Fuente-Dashboard-Departamentos-v2'.CE52]+[$'Fuente-Dashboard-Departamentos-v2'.CJ52]+[$'Fuente-Dashboard-Departamentos-v2'.CO52]+[$'Fuente-Dashboard-Departamentos-v2'.CT52]+[$'Fuente-Dashboard-Departamentos-v2'.CY52]+[$'Fuente-Dashboard-Departamentos-v2'.DD52]+[$'Fuente-Dashboard-Departamentos-v2'.DI52]+[$'Fuente-Dashboard-Departamentos-v2'.DN52]+[$'Fuente-Dashboard-Departamentos-v2'.DS52]" office:value-type="float" office:value="14792" calcext:value-type="float">
            <text:p>14792</text:p>
          </table:table-cell>
          <table:table-cell table:formula="of:=[$'Fuente-Dashboard-Departamentos-v2'.D52]+[$'Fuente-Dashboard-Departamentos-v2'.I52]+[$'Fuente-Dashboard-Departamentos-v2'.N52]+[$'Fuente-Dashboard-Departamentos-v2'.S52]+[$'Fuente-Dashboard-Departamentos-v2'.X52]+[$'Fuente-Dashboard-Departamentos-v2'.AC52]+[$'Fuente-Dashboard-Departamentos-v2'.AH52]+[$'Fuente-Dashboard-Departamentos-v2'.AM52]+[$'Fuente-Dashboard-Departamentos-v2'.AR52]+[$'Fuente-Dashboard-Departamentos-v2'.AW52]+[$'Fuente-Dashboard-Departamentos-v2'.BB52]+[$'Fuente-Dashboard-Departamentos-v2'.BG52]+[$'Fuente-Dashboard-Departamentos-v2'.BL52]+[$'Fuente-Dashboard-Departamentos-v2'.BQ52]+[$'Fuente-Dashboard-Departamentos-v2'.BV52]+[$'Fuente-Dashboard-Departamentos-v2'.CA52]+[$'Fuente-Dashboard-Departamentos-v2'.CF52]+[$'Fuente-Dashboard-Departamentos-v2'.CK52]+[$'Fuente-Dashboard-Departamentos-v2'.CP52]+[$'Fuente-Dashboard-Departamentos-v2'.CU52]+[$'Fuente-Dashboard-Departamentos-v2'.CZ52]+[$'Fuente-Dashboard-Departamentos-v2'.DE52]+[$'Fuente-Dashboard-Departamentos-v2'.DJ52]+[$'Fuente-Dashboard-Departamentos-v2'.DO52]+[$'Fuente-Dashboard-Departamentos-v2'.DT52]" office:value-type="float" office:value="0" calcext:value-type="float">
            <text:p>0</text:p>
          </table:table-cell>
          <table:table-cell table:formula="of:=[$'Fuente-Dashboard-Departamentos-v2'.E52]+[$'Fuente-Dashboard-Departamentos-v2'.J52]+[$'Fuente-Dashboard-Departamentos-v2'.O52]+[$'Fuente-Dashboard-Departamentos-v2'.T52]+[$'Fuente-Dashboard-Departamentos-v2'.Y52]+[$'Fuente-Dashboard-Departamentos-v2'.AD52]+[$'Fuente-Dashboard-Departamentos-v2'.AI52]+[$'Fuente-Dashboard-Departamentos-v2'.AN52]+[$'Fuente-Dashboard-Departamentos-v2'.AS52]+[$'Fuente-Dashboard-Departamentos-v2'.AX52]+[$'Fuente-Dashboard-Departamentos-v2'.BC52]+[$'Fuente-Dashboard-Departamentos-v2'.BH52]+[$'Fuente-Dashboard-Departamentos-v2'.BM52]+[$'Fuente-Dashboard-Departamentos-v2'.BR52]+[$'Fuente-Dashboard-Departamentos-v2'.BW52]+[$'Fuente-Dashboard-Departamentos-v2'.CB52]+[$'Fuente-Dashboard-Departamentos-v2'.CG52]+[$'Fuente-Dashboard-Departamentos-v2'.CL52]+[$'Fuente-Dashboard-Departamentos-v2'.CQ52]+[$'Fuente-Dashboard-Departamentos-v2'.CV52]+[$'Fuente-Dashboard-Departamentos-v2'.DA52]+[$'Fuente-Dashboard-Departamentos-v2'.DF52]+[$'Fuente-Dashboard-Departamentos-v2'.DK52]+[$'Fuente-Dashboard-Departamentos-v2'.DP52]+[$'Fuente-Dashboard-Departamentos-v2'.DU52]" office:value-type="float" office:value="27517" calcext:value-type="float">
            <text:p>27517</text:p>
          </table:table-cell>
          <table:table-cell table:formula="of:=[$'Fuente-Dashboard-Departamentos-v2'.F52]+[$'Fuente-Dashboard-Departamentos-v2'.K52]+[$'Fuente-Dashboard-Departamentos-v2'.P52]+[$'Fuente-Dashboard-Departamentos-v2'.U52]+[$'Fuente-Dashboard-Departamentos-v2'.Z52]+[$'Fuente-Dashboard-Departamentos-v2'.AE52]+[$'Fuente-Dashboard-Departamentos-v2'.AJ52]+[$'Fuente-Dashboard-Departamentos-v2'.AO52]+[$'Fuente-Dashboard-Departamentos-v2'.AT52]+[$'Fuente-Dashboard-Departamentos-v2'.AY52]+[$'Fuente-Dashboard-Departamentos-v2'.BD52]+[$'Fuente-Dashboard-Departamentos-v2'.BI52]+[$'Fuente-Dashboard-Departamentos-v2'.BN52]+[$'Fuente-Dashboard-Departamentos-v2'.BS52]+[$'Fuente-Dashboard-Departamentos-v2'.BX52]+[$'Fuente-Dashboard-Departamentos-v2'.CC52]+[$'Fuente-Dashboard-Departamentos-v2'.CH52]+[$'Fuente-Dashboard-Departamentos-v2'.CM52]+[$'Fuente-Dashboard-Departamentos-v2'.CR52]+[$'Fuente-Dashboard-Departamentos-v2'.CW52]+[$'Fuente-Dashboard-Departamentos-v2'.DB52]+[$'Fuente-Dashboard-Departamentos-v2'.DG52]+[$'Fuente-Dashboard-Departamentos-v2'.DL52]+[$'Fuente-Dashboard-Departamentos-v2'.DQ52]+[$'Fuente-Dashboard-Departamentos-v2'.DV52]" office:value-type="float" office:value="728" calcext:value-type="float">
            <text:p>728</text:p>
          </table:table-cell>
          <table:table-cell table:formula="of:=[.B52]=[$'Fuente-Dashboard-v2'.B52]" office:value-type="boolean" office:boolean-value="true" calcext:value-type="boolean">
            <text:p>VERDADERO</text:p>
          </table:table-cell>
          <table:table-cell table:formula="of:=[.C52]=[$'Fuente-Dashboard-v2'.C52]" office:value-type="boolean" office:boolean-value="true" calcext:value-type="boolean">
            <text:p>VERDADERO</text:p>
          </table:table-cell>
          <table:table-cell table:formula="of:=[.D52]=[$'Fuente-Dashboard-v2'.D52]" office:value-type="boolean" office:boolean-value="true" calcext:value-type="boolean">
            <text:p>VERDADERO</text:p>
          </table:table-cell>
          <table:table-cell table:formula="of:=[.E52]=[$'Fuente-Dashboard-v2'.E52]" office:value-type="boolean" office:boolean-value="true" calcext:value-type="boolean">
            <text:p>VERDADERO</text:p>
          </table:table-cell>
          <table:table-cell table:formula="of:=[.F52]=[$'Fuente-Dashboard-v2'.F52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56" table:default-cell-style-name="ce3"/>
        <table:table-column table:style-name="co57" table:default-cell-style-name="ce3"/>
        <table:table-column table:style-name="co8" table:default-cell-style-name="ce4"/>
        <table:table-column table:style-name="co51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6T14:57:03.083167960</dc:date>
    <meta:editing-duration>P10DT23H37M6S</meta:editing-duration>
    <meta:editing-cycles>77</meta:editing-cycles>
    <meta:generator>LibreOffice/6.1.6.3$Linux_X86_64 LibreOffice_project/10$Build-3</meta:generator>
    <meta:document-statistic meta:table-count="8" meta:cell-count="5148" meta:object-count="0"/>
  </office:meta>
</office:document-meta>
</file>